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"/>
    <style:style style:name="ce8" style:family="table-cell" style:parent-style-name="Neutral" style:data-style-name="N30">
      <style:table-cell-properties style:vertical-align="automatic" fo:background-color="transparent"/>
      <style:text-properties fo:color="#000000"/>
    </style:style>
    <style:style style:name="ce9" style:family="table-cell" style:parent-style-name="Default" style:data-style-name="N30">
      <style:text-properties fo:font-weight="bold" style:font-weight-asian="bold" style:font-weight-complex="bold"/>
    </style:style>
    <style:style style:name="ce10" style:family="table-cell" style:parent-style-name="Neutral" style:data-style-name="N30">
      <style:table-cell-properties style:vertical-align="automatic" fo:background-color="#FFEB9C"/>
      <style:text-properties fo:color="#9C6500"/>
    </style:style>
    <style:style style:name="ce11" style:family="table-cell" style:parent-style-name="Neutral" style:data-style-name="N0">
      <style:table-cell-properties style:vertical-align="automatic" fo:background-color="#FFEB9C"/>
      <style:text-properties fo:color="#9C6500"/>
    </style:style>
    <style:style style:name="ce12" style:family="table-cell" style:parent-style-name="Bad" style:data-style-name="N30">
      <style:table-cell-properties style:vertical-align="automatic" fo:background-color="#FFC7CE"/>
      <style:text-properties fo:color="#9C0006"/>
    </style:style>
    <style:style style:name="ce13" style:family="table-cell" style:parent-style-name="Note" style:data-style-name="N0">
      <style:table-cell-properties fo:border-top="thin solid #B2B2B2" fo:border-bottom="2pt solid #000000" fo:border-left="thin solid #B2B2B2" fo:border-right="thin solid #B2B2B2" style:vertical-align="automatic" fo:background-color="#D9D9D9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5"/>
        <table:table-column table:style-name="co13" table:default-cell-style-name="ce5"/>
        <table:table-column table:style-name="co2" table:number-columns-repeated="2" table:default-cell-style-name="ce5"/>
        <table:table-column table:style-name="co2" table:default-cell-style-name="ce1"/>
        <table:table-column table:style-name="co2" table:number-columns-repeated="1007" table:default-cell-style-name="ce5"/>
        <table:table-column table:style-name="co2" table:number-columns-repeated="15360" table:default-cell-style-name="ce1"/>
        <table:table-row table:style-name="ro1">
          <table:table-cell table:style-name="ce1"/>
          <table:table-cell table:number-columns-repeated="2" table:style-name="ce2"/>
          <table:table-cell office:value-type="string" table:style-name="ce2">
            <text:p>TOPIC</text:p>
          </table:table-cell>
          <table:table-cell table:number-columns-repeated="2" table:style-name="ce2"/>
          <table:table-cell office:value-type="string" table:style-name="ce3">
            <text:p>LED#</text:p>
          </table:table-cell>
          <table:table-cell table:style-name="ce2"/>
          <table:table-cell office:value-type="string" table:style-name="ce2">
            <text:p>OnState</text:p>
          </table:table-cell>
          <table:table-cell table:style-name="ce2"/>
          <table:table-cell office:value-type="string" table:style-name="ce2">
            <text:p>OffState</text:p>
          </table:table-cell>
          <table:table-cell table:style-name="ce2"/>
          <table:table-cell office:value-type="string" table:style-name="ce2">
            <text:p>OffType</text:p>
          </table:table-cell>
          <table:table-cell table:number-columns-repeated="3" table:style-name="ce2"/>
          <table:table-cell table:style-name="ce4"/>
          <table:table-cell table:number-columns-repeated="16367" table:style-name="ce2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CLOS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garage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, 'offState'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</text:p>
          </table:table-cell>
          <table:table-cell table:style-name="ce5"/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disconnect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number-columns-repeated="2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7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16" table:style-name="ro1">
          <table:table-cell table:number-columns-repeated="16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Not Implemented Yet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class_room_main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classroom_front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2" table:style-name="ce5"/>
          <table:table-cell table:style-name="ce1"/>
          <table:table-cell table:number-columns-repeated="2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dooridor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4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class_room_main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classroom_front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dooridor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4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class_room_main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classroom_front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15" table:style-name="ce1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dooridor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4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1">
            <text:p>small_bath_shower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small_bath_shower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small_bath_shower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1">
            <text:p>small_bath_fan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small_bath_fan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1">
            <text:p>small_bath_fan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/i3/inside/commons/accent/disco-spot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accent/disco-spot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accent/disco-spot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6" table:style-name="ro1">
          <table:table-cell/>
          <table:table-cell table:number-columns-repeated="2" table:style-name="ce5"/>
          <table:table-cell table:style-name="ce1"/>
          <table:table-cell table:number-columns-repeated="2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bumblebee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bumblebee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bumblebee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0">
            <text:p>wolverine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wolverine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wolverine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Missing from existing devices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lassroom/glass-door/</text:p>
          </table:table-cell>
          <table:table-cell office:value-type="string" table:style-name="ce12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lassroom/glass-door/</text:p>
          </table:table-cell>
          <table:table-cell office:value-type="string" table:style-name="ce12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ommons/garage-door</text:p>
          </table:table-cell>
          <table:table-cell office:value-type="string" table:style-name="ce12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lassroom/glass-door/</text:p>
          </table:table-cell>
          <table:table-cell office:value-type="string" table:style-name="ce12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lassroom/glass-door/</text:p>
          </table:table-cell>
          <table:table-cell office:value-type="string" table:style-name="ce12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2">
            <text:p>/i3/inside/commons/garage-door</text:p>
          </table:table-cell>
          <table:table-cell office:value-type="string" table:style-name="ce12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1048282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1"/>
        <table:table-column table:style-name="co15" table:default-cell-style-name="ce14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1"/>
          <table:table-cell table:style-name="ce13"/>
          <table:table-cell office:value-type="string" table:style-name="ce4">
            <text:p>TOPIC</text:p>
          </table:table-cell>
          <table:table-cell table:number-columns-repeated="16381" table:style-name="ce4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3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ights/04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aser-zone/ven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commons/paint-box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elab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hallway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"cmnd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05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string" table:style-name="ce1">
            <text:p>disco spotlight</text:p>
          </table:table-cell>
          <table:table-cell office:value-type="string" table:style-name="ce1">
            <text:p>i3/inside/commons/accent/disco-spotlight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string" table:style-name="ce1">
            <text:p>fablab vent</text:p>
          </table:table-cell>
          <table:table-cell office:value-type="string" table:style-name="ce1">
            <text:p>i3/inside/fablab/ven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string" table:style-name="ce1">
            <text:p>light 3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string" table:style-name="ce1">
            <text:p>small bath shower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string" table:style-name="ce1">
            <text:p>small bath fan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string" table:style-name="ce1">
            <text:p>light 3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string" table:style-name="ce1">
            <text:p>bumblebe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string" table:style-name="ce1">
            <text:p>wolverin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string" table:style-name="ce1">
            <text:p>light 40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Master_List.B10:Master_List.N224" table:name="__Anonymous_Sheet_DB__0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8-02-05T00:22:31Z</dc:date>
    <meta:editing-cycles>1</meta:editing-cycles>
    <meta:editing-duration>PT756S</meta:editing-duration>
  </office:meta>
</office:document-meta>
</file>